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Rounded-Bold" svg:font-family="Gotham-Rounded-Bold"/>
    <style:font-face style:name="Gotham-Rounded-Book" svg:font-family="Gotham-Rounded-Book"/>
    <style:font-face style:name="Lohit Devanagari1" svg:font-family="'Lohit Devanagari'"/>
    <style:font-face style:name="Monaco" svg:font-family="Monac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505050" style:font-name="Gotham-Rounded-Book" fo:font-size="10.5pt" fo:letter-spacing="normal" fo:font-style="normal" fo:font-weight="normal"/>
    </style:style>
    <style:style style:name="P2" style:family="paragraph" style:parent-style-name="Text_20_body">
      <style:paragraph-properties fo:margin-left="0in" fo:margin-right="0in" fo:margin-top="0in" fo:margin-bottom="0.1043in" loext:contextual-spacing="false" fo:orphans="2" fo:widows="2" fo:text-indent="0in" style:auto-text-indent="false" fo:padding="0in" fo:border="none"/>
    </style:style>
    <style:style style:name="P3" style:family="paragraph" style:parent-style-name="Text_20_body" style:list-style-name="L1">
      <style:paragraph-properties fo:margin-left="0in" fo:margin-right="0in" fo:margin-top="0in" fo:margin-bottom="0in" loext:contextual-spacing="false" fo:orphans="2" fo:widows="2" fo:text-indent="0in" style:auto-text-indent="false"/>
    </style:style>
    <style:style style:name="P4" style:family="paragraph" style:parent-style-name="Heading_20_4">
      <style:paragraph-properties fo:margin-left="0in" fo:margin-right="0in" fo:margin-top="0in" fo:margin-bottom="0.0417in" loext:contextual-spacing="false" style:line-height-at-least="0.25in" fo:orphans="2" fo:widows="2" fo:text-indent="0in" style:auto-text-indent="false" fo:padding="0in" fo:border="none"/>
    </style:style>
    <style:style style:name="P5" style:family="paragraph" style:parent-style-name="Heading_20_4">
      <style:paragraph-properties fo:margin-left="0in" fo:margin-right="0in" fo:margin-top="0in" fo:margin-bottom="0.0417in" loext:contextual-spacing="false" style:line-height-at-least="0.25in" fo:orphans="2" fo:widows="2" fo:text-indent="0in" style:auto-text-indent="false" fo:padding="0in" fo:border="none"/>
      <style:text-properties fo:font-variant="normal" fo:text-transform="none" fo:color="#3e4e5a" style:font-name="Gotham-Rounded-Bold" fo:font-size="10.5pt" fo:letter-spacing="normal" fo:font-style="normal" fo:font-weight="bold"/>
    </style:style>
    <style:style style:name="P6" style:family="paragraph" style:parent-style-name="Preformatted_20_Text">
      <loext:graphic-properties draw:fill="solid" draw:fill-color="#0b1022" draw:opacity="100%"/>
      <style:paragraph-properties fo:margin-left="0in" fo:margin-right="0in" fo:margin-top="0in" fo:margin-bottom="0.2083in" loext:contextual-spacing="false" fo:line-height="142%" fo:orphans="2" fo:widows="2" fo:text-indent="0in" style:auto-text-indent="false" fo:background-color="#0b1022" fo:padding="0.1043in" fo:border="0.06pt dashed #dddddd"/>
      <style:text-properties fo:font-variant="normal" fo:text-transform="none" fo:color="#ffffff" style:font-name="Monaco" fo:font-size="9pt" fo:letter-spacing="normal" fo:font-style="normal" fo:font-weight="normal"/>
    </style:style>
    <style:style style:name="T1" style:family="text">
      <style:text-properties fo:color="#f92672"/>
    </style:style>
    <style:style style:name="T2" style:family="text">
      <style:text-properties fo:font-variant="normal" fo:text-transform="none" fo:color="#3e4e5a" style:font-name="Gotham-Rounded-Bold" fo:font-size="10.5pt" fo:letter-spacing="normal" fo:font-style="normal" fo:font-weight="bold"/>
    </style:style>
    <style:style style:name="T3" style:family="text">
      <style:text-properties fo:font-variant="normal" fo:text-transform="none" fo:color="#505050" style:font-name="Gotham-Rounded-Book" fo:font-size="10.5pt" fo:letter-spacing="normal" fo:font-style="normal" fo:font-weight="normal"/>
    </style:style>
    <style:style style:name="T4" style:family="text">
      <style:text-properties fo:font-variant="normal" fo:text-transform="none" fo:color="#c7254e" style:font-name="Monaco" fo:font-size="9pt" fo:letter-spacing="normal" fo:font-style="normal" fo:font-weight="normal" fo:background-color="#f9f2f4" loext:char-shading-value="0" loext:padding="0in" loext:border="none"/>
    </style:style>
    <style:style style:name="T5" style:family="text">
      <style:text-properties fo:font-variant="normal" fo:text-transform="none" fo:color="#009ac7" style:text-line-through-style="none" style:text-line-through-type="none" style:font-name="Gotham-Rounded-Book" fo:font-size="10.5pt" fo:letter-spacing="normal" fo:font-style="normal" style:text-underline-style="none" fo:font-weight="normal" style:text-blinking="false" fo:background-color="transparent" loext:char-shading-value="0"/>
    </style:style>
    <style:style style:name="T6" style:family="text">
      <style:text-properties fo:color="#ae81ff"/>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get started let’s navigate to our 'myEnvironments' directory. The path below may vary, depending on how you designed your folder structure.</text:p>
      <text:p text:style-name="P6">$ cd ~/Documents/CodingDojo/python_stack/myEnvironments</text:p>
      <text:p text:style-name="P1">Now create a new virtual environment in this folder. You may name your virtual environment whatever you like. In this example, we named our environment with the version of Python we are using.</text:p>
      <text:p text:style-name="P6"><text:span text:style-name="T1">------------------------------------------------------------------<text:line-break/>|</text:span> Mac/Linux: <text:span text:style-name="T1">|</text:span> virtualenv <text:span text:style-name="T1">-</text:span>p python3 py3Env <text:s text:c="22"/><text:line-break/><text:span text:style-name="T1">-------------+----------------------------------------------------<text:line-break/>|</text:span> Windows: <text:s text:c="2"/><text:span text:style-name="T1">|</text:span> virtualenv py3Env <text:s text:c="15"/><text:line-break/><text:span text:style-name="T1">------------------------------------------------------------------</text:span></text:p>
      <text:p text:style-name="P1">You should now see a new folder created in the myEnvironments directory called py3Env. </text:p>
      <text:h text:style-name="P4" text:outline-level="4"><text:span text:style-name="Strong_20_Emphasis"><text:span text:style-name="T2">Activating your virtual environments</text:span></text:span></text:h>
      <text:p text:style-name="P1">While in the parent directory to our virtual environments (myEnvironments), activate the virtual environment by typing:</text:p>
      <text:p text:style-name="P6"><text:span text:style-name="T1">------------------------------------------------------------------<text:line-break/>|</text:span> Mac/Linux: <text:span text:style-name="T1">|</text:span> source py3Env/bin/activate <text:s text:c="22"/><text:line-break/><text:span text:style-name="T1">-------------+----------------------------------------------------<text:line-break/>|</text:span> Windows command prompt : <text:s text:c="5"/><text:span text:style-name="T1">|</text:span> call py3Env/Scripts/activate <text:s text:c="3"/><text:line-break/><text:span text:style-name="T1">|</text:span> Windows <text:span text:style-name="T6">10</text:span> command prompt : <text:s text:c="2"/><text:span text:style-name="T1">|</text:span> . py3Env/Scripts/activate <text:s text:c="6"/><text:span text:style-name="T1">------------------------------------------------------------------<text:line-break/>|</text:span> Windows git bash : <text:span text:style-name="T1">|</text:span> <text:s text:c="4"/>source py3Env/Scripts/activate <text:s text:c="8"/><text:span text:style-name="T1">------------------------------------------------------------------</text:span></text:p>
      <text:p text:style-name="P1">A note on Windows: Depending which terminal you are using, i.e. CMD prompt or Git bash, the '/' may need to be '\' or you may need to drop the word 'source' if you are using Git bash.</text:p>
      <text:p text:style-name="P1">Your terminal/command prompt should change and look something like this:</text:p>
      <text:p text:style-name="P6">(py3Env) $</text:p>
      <text:p text:style-name="P2"><text:span text:style-name="T3">The </text:span><text:span text:style-name="Source_20_Text"><text:span text:style-name="T4">(py3Env)</text:span></text:span><text:span text:style-name="T3"> indicates that your virtualenv is now active. </text:span><text:span text:style-name="Strong_20_Emphasis"><text:span text:style-name="T2">While we have our virtual environment activated</text:span></text:span><text:span text:style-name="T3">, we no longer need to type the 3 when we use the </text:span><text:span text:style-name="Source_20_Text"><text:span text:style-name="T4">python</text:span></text:span><text:span text:style-name="T3"> or </text:span><text:span text:style-name="Source_20_Text"><text:span text:style-name="T4">pip</text:span></text:span><text:span text:style-name="T3"> commands - for example, the command </text:span><text:span text:style-name="Source_20_Text"><text:span text:style-name="T4">python</text:span></text:span><text:span text:style-name="T3"> will open our Python shell.</text:span></text:p>
      <text:h text:style-name="P5" text:outline-level="4">Resources and additional reading</text:h>
      <text:p text:style-name="P1">As a developer reading docs and enhancing your Googling skills is a must.</text:p>
      <text:list xml:id="list3452080943" text:style-name="L1">
        <text:list-item>
          <text:p text:style-name="P3"><text:a xlink:type="simple" xlink:href="https://pypi.python.org/pypi/virtualenv" office:target-frame-name="_blank" xlink:show="new" text:style-name="Internet_20_link" text:visited-style-name="Visited_20_Internet_20_Link"><text:span text:style-name="T5">https://pypi.python.org/pypi/virtualenv</text:span></text:a></text:p>
        </text:list-item>
        <text:list-item>
          <text:p text:style-name="P3"><text:soft-page-break/><text:a xlink:type="simple" xlink:href="http://stackoverflow.com/questions/11005457/how-do-i-remove-delete-a-virtualenv" office:target-frame-name="_blank" xlink:show="new" text:style-name="Internet_20_link" text:visited-style-name="Visited_20_Internet_20_Link"><text:span text:style-name="T5">http://stackoverflow.com/questions/11005457/how-do-i-remove-delete-a-virtualenv</text:span></text:a></text:p>
        </text:list-item>
      </text:list>
      <text:p text:style-name="P1">If another project you are working on has the same dependencies, just reactivate your virtual environment. If you forget to activate your virtual environment you will get an error telling you one or more of the packages you're using are not installed.</text:p>
      <text:p text:style-name="P2"><text:span text:style-name="T3">To deactivate your virtual environment, just type </text:span><text:span text:style-name="Source_20_Text"><text:span text:style-name="T4">deactivate</text:span></text:span><text:span text:style-name="T3"> in the command line. Closing your terminal window will deactivate your virtual environment. If you do so unintentionally, simply activate it again.</text:span></text:p>
      <text:p text:style-name="P2"><text:span text:style-name="T3">If you want to check what the dependencies are currently in the environment you are working in, try </text:span><text:span text:style-name="Source_20_Text"><text:span text:style-name="T4">pip list</text:span></text:span><text:span text:style-name="T3">.</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Rounded-Bold" svg:font-family="Gotham-Rounded-Bold"/>
    <style:font-face style:name="Gotham-Rounded-Book" svg:font-family="Gotham-Rounded-Book"/>
    <style:font-face style:name="Lohit Devanagari1" svg:font-family="'Lohit Devanagari'"/>
    <style:font-face style:name="Monaco" svg:font-family="Monac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7:03:21.713150122</meta:creation-date>
    <dc:date>2018-12-02T17:05:13.567552945</dc:date>
    <meta:editing-duration>PT1M52S</meta:editing-duration>
    <meta:editing-cycles>1</meta:editing-cycles>
    <meta:document-statistic meta:table-count="0" meta:image-count="0" meta:object-count="0" meta:page-count="2" meta:paragraph-count="19" meta:word-count="349" meta:character-count="2776" meta:non-whitespace-character-count="2356"/>
    <meta:generator>LibreOffice/6.0.6.2$Linux_X86_64 LibreOffice_project/00m0$Build-2</meta:generator>
  </office:meta>
</office:document-meta>
</file>